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>
      <style:graphic-properties draw:fill="solid" draw:fill-color="#ffffff" draw:opacity="100%" draw:stroke="solid" svg:stroke-width="0.13889in" svg:stroke-color="#ffffff" svg:stroke-opacity="100%" draw:stroke-linejoin="miter" svg:stroke-linecap="round"/>
    </style:style>
    <style:style style:family="graphic" style:name="a419">
      <style:graphic-properties draw:fill="solid" draw:fill-color="#ffffff" draw:opacity="100%" draw:stroke="solid" svg:stroke-width="0.05556in" svg:stroke-color="#000000" svg:stroke-opacity="100%" draw:stroke-linejoin="miter" svg:stroke-linecap="round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5">
      <style:graphic-properties draw:fill="solid" draw:fill-color="#ffffff" draw:opacity="100%" draw:stroke="solid" svg:stroke-width="0.13889in" svg:stroke-color="#ffffff" svg:stroke-opacity="100%" draw:stroke-linejoin="miter" svg:stroke-linecap="round"/>
    </style:style>
    <style:style style:family="graphic" style:name="a446">
      <style:graphic-properties draw:fill="solid" draw:fill-color="#ffffff" draw:opacity="100%" draw:stroke="solid" svg:stroke-width="0.05556in" svg:stroke-color="#000000" svg:stroke-opacity="100%" draw:stroke-linejoin="miter" svg:stroke-linecap="round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3">
      <style:graphic-properties draw:fill="solid" draw:fill-color="#ffffff" draw:opacity="100%" draw:stroke="solid" svg:stroke-width="0.13889in" svg:stroke-color="#ffffff" svg:stroke-opacity="100%" draw:stroke-linejoin="miter" svg:stroke-linecap="round"/>
    </style:style>
    <style:style style:family="graphic" style:name="a434">
      <style:graphic-properties draw:fill="solid" draw:fill-color="#ffffff" draw:opacity="100%" draw:stroke="solid" svg:stroke-width="0.05556in" svg:stroke-color="#000000" svg:stroke-opacity="100%" draw:stroke-linejoin="miter" svg:stroke-linecap="round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6" draw:style-name="a381" draw:master-page-name="Master1-Layout1-title-Slide-de-Título" presentation:presentation-page-layout-name="Master1-PPL1" draw:id="Slide-261">
        <draw:g draw:name="Agrupar 12" draw:id="id63">
          <svg:title/>
          <svg:desc/>
          <draw:g draw:name="Agrupar 13" draw:id="id64">
            <svg:title/>
            <svg:desc/>
            <draw:custom-shape svg:x="0.13631in" svg:y="0.22492in" svg:width="1.3in" svg:height="1.3in" draw:id="id66" draw:style-name="a389" draw:name="Elipse 15">
              <svg:title/>
              <svg:desc/>
              <text:p text:style-name="a388" text:class-names="" text:cond-style-name=""><text:span text:style-name="a386" text:class-names="">1</text:span><text:span text:style-name="a38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76335in" svg:y="0.22492in" svg:width="1.3in" svg:height="1.3in" draw:id="id67" draw:style-name="a393" draw:name="Elipse 16">
              <svg:title/>
              <svg:desc/>
              <text:p text:style-name="a392" text:class-names="" text:cond-style-name=""><text:span text:style-name="a390" text:class-names="">2</text:span><text:span text:style-name="a39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svg:x="0.94983in" svg:y="1.67473in" svg:width="1.3in" svg:height="1.3in" draw:id="id65" draw:style-name="a385" draw:name="Elipse 14">
            <svg:title/>
            <svg:desc/>
            <text:p text:style-name="a384" text:class-names="" text:cond-style-name=""><text:span text:style-name="a382" text:class-names="">3</text:span><text:span text:style-name="a38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7" draw:style-name="a394" draw:master-page-name="Master1-Layout1-title-Slide-de-Título" presentation:presentation-page-layout-name="Master1-PPL1" draw:id="Slide-262">
        <draw:g draw:name="Agrupar 12" draw:id="id68">
          <svg:title/>
          <svg:desc/>
          <draw:g draw:name="Agrupar 13" draw:id="id69">
            <svg:title/>
            <svg:desc/>
            <draw:custom-shape svg:x="0.13631in" svg:y="0.22492in" svg:width="1.3in" svg:height="1.3in" draw:id="id71" draw:style-name="a400" draw:name="Elipse 15">
              <svg:title/>
              <svg:desc/>
              <text:p text:style-name="a399" text:class-names="" text:cond-style-name=""><text:span text:style-name="a39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76335in" svg:y="0.22492in" svg:width="1.3in" svg:height="1.3in" draw:id="id72" draw:style-name="a403" draw:name="Elipse 16">
              <svg:title/>
              <svg:desc/>
              <text:p text:style-name="a402" text:class-names="" text:cond-style-name=""><text:span text:style-name="a40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svg:x="0.94983in" svg:y="1.67473in" svg:width="1.3in" svg:height="1.3in" draw:id="id70" draw:style-name="a397" draw:name="Elipse 14">
            <svg:title/>
            <svg:desc/>
            <text:p text:style-name="a396" text:class-names="" text:cond-style-name=""><text:span text:style-name="a39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8" draw:style-name="a404" draw:master-page-name="Master1-Layout1-title-Slide-de-Título" presentation:presentation-page-layout-name="Master1-PPL1" draw:id="Slide-263">
        <draw:g draw:name="Agrupar 12" draw:id="id73">
          <svg:title/>
          <svg:desc/>
          <draw:g draw:name="Agrupar 13" draw:id="id74">
            <svg:title/>
            <svg:desc/>
            <draw:custom-shape svg:x="0.13631in" svg:y="0.22492in" svg:width="1.3in" svg:height="1.3in" draw:id="id76" draw:style-name="a412" draw:name="Elipse 15">
              <svg:title/>
              <svg:desc/>
              <text:p text:style-name="a411" text:class-names="" text:cond-style-name=""><text:span text:style-name="a409" text:class-names="">1</text:span><text:span text:style-name="a41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76335in" svg:y="0.22492in" svg:width="1.3in" svg:height="1.3in" draw:id="id77" draw:style-name="a416" draw:name="Elipse 16">
              <svg:title/>
              <svg:desc/>
              <text:p text:style-name="a415" text:class-names="" text:cond-style-name=""><text:span text:style-name="a413" text:class-names="">2</text:span><text:span text:style-name="a41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svg:x="0.94983in" svg:y="1.67473in" svg:width="1.3in" svg:height="1.3in" draw:id="id75" draw:style-name="a408" draw:name="Elipse 14">
            <svg:title/>
            <svg:desc/>
            <text:p text:style-name="a407" text:class-names="" text:cond-style-name=""><text:span text:style-name="a405" text:class-names="">3</text:span><text:span text:style-name="a40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3" draw:style-name="a417" draw:master-page-name="Master1-Layout1-title-Slide-de-Título" presentation:presentation-page-layout-name="Master1-PPL1" draw:id="Slide-258">
        <draw:g draw:name="Agrupar 12" draw:id="id78">
          <svg:title/>
          <svg:desc/>
          <draw:g draw:name="Agrupar 13" draw:id="id82">
            <svg:title/>
            <svg:desc/>
            <draw:custom-shape svg:x="0.13631in" svg:y="0.22492in" svg:width="1.3in" svg:height="1.3in" draw:id="id84" draw:style-name="a427" draw:name="Elipse 15">
              <svg:title/>
              <svg:desc/>
              <text:p text:style-name="a426" text:class-names="" text:cond-style-name=""><text:span text:style-name="a424" text:class-names="">1</text:span><text:span text:style-name="a42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76335in" svg:y="0.22492in" svg:width="1.3in" svg:height="1.3in" draw:id="id85" draw:style-name="a431" draw:name="Elipse 16">
              <svg:title/>
              <svg:desc/>
              <text:p text:style-name="a430" text:class-names="" text:cond-style-name=""><text:span text:style-name="a428" text:class-names="">2</text:span><text:span text:style-name="a42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svg:x="0.94983in" svg:y="1.67473in" svg:width="1.3in" svg:height="1.3in" draw:id="id83" draw:style-name="a423" draw:name="Elipse 14">
            <svg:title/>
            <svg:desc/>
            <text:p text:style-name="a422" text:class-names="" text:cond-style-name=""><text:span text:style-name="a420" text:class-names="">3</text:span><text:span text:style-name="a42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Agrupar 6" draw:id="id79">
          <svg:title/>
          <svg:desc/>
          <draw:connector draw:type="line" svg:x1="0.0599in" svg:y1="0.06337in" svg:x2="3.13976in" svg:y2="3.13628in" draw:id="id80" draw:style-name="a418" draw:name="Conector reto 1">
            <svg:title/>
            <svg:desc/>
          </draw:connector>
          <draw:connector draw:type="line" svg:x1="0.0599in" svg:y1="0.06337in" svg:x2="3.13976in" svg:y2="3.13628in" draw:id="id81" draw:style-name="a419" draw:name="Conector reto 3">
            <svg:title/>
            <svg:desc/>
          </draw:connector>
        </draw:g>
      </draw:page>
      <draw:page draw:name="Slide4" draw:style-name="a432" draw:master-page-name="Master1-Layout1-title-Slide-de-Título" presentation:presentation-page-layout-name="Master1-PPL1" draw:id="Slide-259">
        <draw:g draw:name="Agrupar 12" draw:id="id86">
          <svg:title/>
          <svg:desc/>
          <draw:g draw:name="Agrupar 13" draw:id="id90">
            <svg:title/>
            <svg:desc/>
            <draw:custom-shape svg:x="0.13631in" svg:y="0.22492in" svg:width="1.3in" svg:height="1.3in" draw:id="id92" draw:style-name="a440" draw:name="Elipse 15">
              <svg:title/>
              <svg:desc/>
              <text:p text:style-name="a439" text:class-names="" text:cond-style-name=""><text:span text:style-name="a43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76335in" svg:y="0.22492in" svg:width="1.3in" svg:height="1.3in" draw:id="id93" draw:style-name="a443" draw:name="Elipse 16">
              <svg:title/>
              <svg:desc/>
              <text:p text:style-name="a442" text:class-names="" text:cond-style-name=""><text:span text:style-name="a44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svg:x="0.94983in" svg:y="1.67473in" svg:width="1.3in" svg:height="1.3in" draw:id="id91" draw:style-name="a437" draw:name="Elipse 14">
            <svg:title/>
            <svg:desc/>
            <text:p text:style-name="a436" text:class-names="" text:cond-style-name=""><text:span text:style-name="a43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Agrupar 6" draw:id="id87">
          <svg:title/>
          <svg:desc/>
          <draw:connector draw:type="line" svg:x1="0.0599in" svg:y1="0.06337in" svg:x2="3.13976in" svg:y2="3.13628in" draw:id="id88" draw:style-name="a433" draw:name="Conector reto 1">
            <svg:title/>
            <svg:desc/>
          </draw:connector>
          <draw:connector draw:type="line" svg:x1="0.0599in" svg:y1="0.06337in" svg:x2="3.13976in" svg:y2="3.13628in" draw:id="id89" draw:style-name="a434" draw:name="Conector reto 3">
            <svg:title/>
            <svg:desc/>
          </draw:connector>
        </draw:g>
      </draw:page>
      <draw:page draw:name="Slide5" draw:style-name="a444" draw:master-page-name="Master1-Layout1-title-Slide-de-Título" presentation:presentation-page-layout-name="Master1-PPL1" draw:id="Slide-260">
        <draw:g draw:name="Agrupar 12" draw:id="id94">
          <svg:title/>
          <svg:desc/>
          <draw:g draw:name="Agrupar 13" draw:id="id98">
            <svg:title/>
            <svg:desc/>
            <draw:custom-shape svg:x="0.13631in" svg:y="0.22492in" svg:width="1.3in" svg:height="1.3in" draw:id="id100" draw:style-name="a454" draw:name="Elipse 15">
              <svg:title/>
              <svg:desc/>
              <text:p text:style-name="a453" text:class-names="" text:cond-style-name=""><text:span text:style-name="a451" text:class-names="">1</text:span><text:span text:style-name="a45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76335in" svg:y="0.22492in" svg:width="1.3in" svg:height="1.3in" draw:id="id101" draw:style-name="a458" draw:name="Elipse 16">
              <svg:title/>
              <svg:desc/>
              <text:p text:style-name="a457" text:class-names="" text:cond-style-name=""><text:span text:style-name="a455" text:class-names="">2</text:span><text:span text:style-name="a45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svg:x="0.94983in" svg:y="1.67473in" svg:width="1.3in" svg:height="1.3in" draw:id="id99" draw:style-name="a450" draw:name="Elipse 14">
            <svg:title/>
            <svg:desc/>
            <text:p text:style-name="a449" text:class-names="" text:cond-style-name=""><text:span text:style-name="a447" text:class-names="">3</text:span><text:span text:style-name="a44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Agrupar 6" draw:id="id95">
          <svg:title/>
          <svg:desc/>
          <draw:connector draw:type="line" svg:x1="0.0599in" svg:y1="0.06337in" svg:x2="3.13976in" svg:y2="3.13628in" draw:id="id96" draw:style-name="a445" draw:name="Conector reto 1">
            <svg:title/>
            <svg:desc/>
          </draw:connector>
          <draw:connector draw:type="line" svg:x1="0.0599in" svg:y1="0.06337in" svg:x2="3.13976in" svg:y2="3.13628in" draw:id="id97" draw:style-name="a446" draw:name="Conector reto 3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0.23997in" svg:y="0.52365in" svg:width="2.71971in" svg:height="1.11395in"/>
      <presentation:placeholder presentation:object="subtitle" svg:x="0.39996in" svg:y="1.68056in" svg:width="2.39974in" svg:height="0.77251in"/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presentation-page-layout style:name="Master1-PPL2" style:display-name="Título e Conteúdo">
      <presentation:placeholder presentation:object="title" svg:x="0.21998in" svg:y="0.17035in" svg:width="2.7597in" svg:height="0.61845in"/>
      <presentation:placeholder presentation:object="object" svg:x="0.21998in" svg:y="0.85176in" svg:width="2.7597in" svg:height="2.03015in"/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presentation-page-layout style:name="Master1-PPL3" style:display-name="Cabeçalho da Seção">
      <presentation:placeholder presentation:object="title" svg:x="0.21831in" svg:y="0.79769in" svg:width="2.7597in" svg:height="1.33097in"/>
      <presentation:placeholder presentation:object="outline" svg:x="0.21831in" svg:y="2.14125in" svg:width="2.7597in" svg:height="0.69992in"/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presentation-page-layout style:name="Master1-PPL4" style:display-name="Duas Partes de Conteúdo">
      <presentation:placeholder presentation:object="title" svg:x="0.21998in" svg:y="0.17035in" svg:width="2.7597in" svg:height="0.61845in"/>
      <presentation:placeholder presentation:object="object" svg:x="0.21998in" svg:y="0.85176in" svg:width="1.35985in" svg:height="2.03015in"/>
      <presentation:placeholder presentation:object="object" svg:x="1.61983in" svg:y="0.85176in" svg:width="1.35985in" svg:height="2.03015in"/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presentation-page-layout style:name="Master1-PPL5" style:display-name="Comparação">
      <presentation:placeholder presentation:object="title" svg:x="0.22039in" svg:y="0.17035in" svg:width="2.7597in" svg:height="0.61845in"/>
      <presentation:placeholder presentation:object="outline" svg:x="0.22039in" svg:y="0.78436in" svg:width="1.3536in" svg:height="0.3844in"/>
      <presentation:placeholder presentation:object="object" svg:x="0.22039in" svg:y="1.16876in" svg:width="1.3536in" svg:height="1.71907in"/>
      <presentation:placeholder presentation:object="outline" svg:x="1.61983in" svg:y="0.78436in" svg:width="1.36027in" svg:height="0.3844in"/>
      <presentation:placeholder presentation:object="object" svg:x="1.61983in" svg:y="1.16876in" svg:width="1.36027in" svg:height="1.71907in"/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presentation-page-layout style:name="Master1-PPL6" style:display-name="Somente Título">
      <presentation:placeholder presentation:object="title" svg:x="0.21998in" svg:y="0.17035in" svg:width="2.7597in" svg:height="0.61845in"/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presentation-page-layout style:name="Master1-PPL7" style:display-name="Em Branco"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presentation-page-layout style:name="Master1-PPL8" style:display-name="Conteúdo com Legenda">
      <presentation:placeholder presentation:object="title" svg:x="0.22039in" svg:y="0.21331in" svg:width="1.03197in" svg:height="0.74659in"/>
      <presentation:placeholder presentation:object="object" svg:x="1.36027in" svg:y="0.46069in" svg:width="1.61983in" svg:height="2.27383in"/>
      <presentation:placeholder presentation:object="outline" svg:x="0.22039in" svg:y="0.9599in" svg:width="1.03197in" svg:height="1.77833in"/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presentation-page-layout style:name="Master1-PPL9" style:display-name="Imagem com Legenda">
      <presentation:placeholder presentation:object="title" svg:x="0.22039in" svg:y="0.21331in" svg:width="1.03197in" svg:height="0.74659in"/>
      <presentation:placeholder presentation:object="graphic" svg:x="1.36027in" svg:y="0.46069in" svg:width="1.61983in" svg:height="2.27383in"/>
      <presentation:placeholder presentation:object="outline" svg:x="0.22039in" svg:y="0.9599in" svg:width="1.03197in" svg:height="1.77833in"/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presentation-page-layout style:name="Master1-PPL10" style:display-name="Título e Texto Vertical">
      <presentation:placeholder presentation:object="title" svg:x="0.21998in" svg:y="0.17035in" svg:width="2.7597in" svg:height="0.61845in"/>
      <presentation:placeholder presentation:object="outline" svg:x="0.21998in" svg:y="0.85176in" svg:width="2.7597in" svg:height="2.03015in"/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presentation-page-layout style:name="Master1-PPL11" style:display-name="Texto e Título Vertical">
      <presentation:placeholder presentation:object="title" svg:x="2.28975in" svg:y="0.17035in" svg:width="0.68993in" svg:height="2.71156in"/>
      <presentation:placeholder presentation:object="outline" svg:x="0.21998in" svg:y="0.17035in" svg:width="2.02978in" svg:height="2.71156in"/>
      <presentation:placeholder presentation:object="date-time" svg:x="0.21998in" svg:y="2.9656in" svg:width="0.71992in" svg:height="0.17035in"/>
      <presentation:placeholder presentation:object="footer" svg:x="1.05989in" svg:y="2.9656in" svg:width="1.07988in" svg:height="0.17035in"/>
      <presentation:placeholder presentation:object="page-number" svg:x="2.25976in" svg:y="2.9656in" svg:width="0.71992in" svg:height="0.17035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3.19965in" fo:page-height="3.1996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32in" fo:margin-left="0in" fo:margin-right="0in" fo:text-indent="0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32in" fo:margin-left="0.56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32in" fo:margin-left="0.72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32in" fo:margin-left="0.56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32in" fo:margin-left="0in" fo:margin-right="0in" fo:text-indent="0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32in" fo:margin-left="0.72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444in" style:font-size-asian="0.12444in" style:font-size-complex="0.12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32in" fo:margin-left="0.08in" fo:margin-right="0in" fo:text-indent="-0.08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444in" style:font-size-asian="0.12444in" style:font-size-complex="0.12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32in" fo:margin-left="0.08in" fo:margin-right="0in" fo:text-indent="-0.08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32in" fo:margin-left="0.2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32in" fo:margin-left="0.2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32in" fo:margin-left="0.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32in" fo:margin-left="0.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32in" fo:margin-left="0.56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32in" fo:margin-left="0.72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32in" fo:margin-left="0.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32in" fo:margin-left="0.56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32in" fo:margin-left="0.72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4222in" style:font-size-asian="0.14222in" style:font-size-complex="0.14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4222in" style:font-size-asian="0.14222in" style:font-size-complex="0.14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222in" style:font-size-asian="0.14222in" style:font-size-complex="0.14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32in" fo:margin-left="0.08in" fo:margin-right="0in" fo:text-indent="-0.08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444in" style:font-size-asian="0.12444in" style:font-size-complex="0.12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32in" fo:margin-left="0.2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444in" style:font-size-asian="0.12444in" style:font-size-complex="0.12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32in" fo:margin-left="0.08in" fo:margin-right="0in" fo:text-indent="-0.08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32in" fo:margin-left="0.2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32in" fo:margin-left="0.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32in" fo:margin-left="0.56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32in" fo:margin-left="0.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32in" fo:margin-left="0.72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32in" fo:margin-left="0.56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32in" fo:margin-left="0in" fo:margin-right="0in" fo:text-indent="0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32in" fo:margin-left="0.72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7111in" style:font-size-asian="0.07111in" style:font-size-complex="0.07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32in" fo:margin-left="0in" fo:margin-right="0in" fo:text-indent="0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444in" style:font-size-asian="0.12444in" style:font-size-complex="0.12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32in" fo:margin-left="0.08in" fo:margin-right="0in" fo:text-indent="-0.08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32in" fo:margin-left="0.2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32in" fo:margin-left="0.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32in" fo:margin-left="0.56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4222in" style:font-size-asian="0.14222in" style:font-size-complex="0.14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444in" style:font-size-asian="0.12444in" style:font-size-complex="0.12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32in" fo:margin-left="0.08in" fo:margin-right="0in" fo:text-indent="-0.08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32in" fo:margin-left="0.72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32in" fo:margin-left="0.2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32in" fo:margin-left="0.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4222in" style:font-size-asian="0.14222in" style:font-size-complex="0.14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222in" style:font-size-asian="0.14222in" style:font-size-complex="0.14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222in" style:font-size-asian="0.14222in" style:font-size-complex="0.14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32in" fo:margin-left="0in" fo:margin-right="0in" fo:text-indent="0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7111in" style:font-size-asian="0.07111in" style:font-size-complex="0.07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32in" fo:margin-left="0in" fo:margin-right="0in" fo:text-indent="0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32in" fo:margin-left="0.56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32in" fo:margin-left="0.72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444in" style:font-size-asian="0.12444in" style:font-size-complex="0.12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32in" fo:margin-left="0.08in" fo:margin-right="0in" fo:text-indent="-0.08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32in" fo:margin-left="0.2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32in" fo:margin-left="0.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32in" fo:margin-left="0in" fo:margin-right="0in" fo:text-indent="0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32in" fo:margin-left="0.56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9556in" style:font-size-asian="0.19556in" style:font-size-complex="0.19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444in" style:font-size-asian="0.12444in" style:font-size-complex="0.12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32in" fo:margin-left="0.08in" fo:margin-right="0in" fo:text-indent="-0.08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32in" fo:margin-left="0.2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444in" style:font-size-asian="0.12444in" style:font-size-complex="0.12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32in" fo:margin-left="0.08in" fo:margin-right="0in" fo:text-indent="-0.08in" fo:margin-top="0.0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in" style:font-size-asian="0.08in" style:font-size-complex="0.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32in" fo:margin-left="0.72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32in" fo:margin-left="0.2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08889in" style:font-size-asian="0.08889in" style:font-size-complex="0.0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32in" fo:margin-left="0.4in" fo:margin-right="0in" fo:text-indent="-0.08in" fo:margin-top="0.0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0667in" style:font-size-asian="0.10667in" style:font-size-complex="0.1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05333in" style:font-size-asian="0.05333in" style:font-size-complex="0.05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6in"/>
      </text:list-level-style-number>
      <text:list-level-style-number text:level="3" style:num-format="" style:num-list-format-name="">
        <style:list-level-properties text:space-before="0.32in"/>
      </text:list-level-style-number>
      <text:list-level-style-number text:level="4" style:num-format="" style:num-list-format-name="">
        <style:list-level-properties text:space-before="0.48in"/>
      </text:list-level-style-number>
      <text:list-level-style-number text:level="5" style:num-format="" style:num-list-format-name="">
        <style:list-level-properties text:space-before="0.64in"/>
      </text:list-level-style-number>
      <text:list-level-style-number text:level="6" style:num-format="" style:num-list-format-name="">
        <style:list-level-properties text:space-before="0.8in"/>
      </text:list-level-style-number>
      <text:list-level-style-number text:level="7" style:num-format="" style:num-list-format-name="">
        <style:list-level-properties text:space-before="0.96in"/>
      </text:list-level-style-number>
      <text:list-level-style-number text:level="8" style:num-format="" style:num-list-format-name="">
        <style:list-level-properties text:space-before="1.12in"/>
      </text:list-level-style-number>
      <text:list-level-style-number text:level="9" style:num-format="" style:num-list-format-name="">
        <style:list-level-properties text:space-before="1.28in"/>
      </text:list-level-style-number>
    </text:list-style>
    <text:list-style style:name="a137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6in"/>
      </text:list-level-style-number>
      <text:list-level-style-number text:level="3" style:num-format="" style:num-list-format-name="">
        <style:list-level-properties text:space-before="0.32in"/>
      </text:list-level-style-number>
      <text:list-level-style-number text:level="4" style:num-format="" style:num-list-format-name="">
        <style:list-level-properties text:space-before="0.48in"/>
      </text:list-level-style-number>
      <text:list-level-style-number text:level="5" style:num-format="" style:num-list-format-name="">
        <style:list-level-properties text:space-before="0.64in"/>
      </text:list-level-style-number>
      <text:list-level-style-number text:level="6" style:num-format="" style:num-list-format-name="">
        <style:list-level-properties text:space-before="0.8in"/>
      </text:list-level-style-number>
      <text:list-level-style-number text:level="7" style:num-format="" style:num-list-format-name="">
        <style:list-level-properties text:space-before="0.96in"/>
      </text:list-level-style-number>
      <text:list-level-style-number text:level="8" style:num-format="" style:num-list-format-name="">
        <style:list-level-properties text:space-before="1.12in"/>
      </text:list-level-style-number>
      <text:list-level-style-number text:level="9" style:num-format="" style:num-list-format-name="">
        <style:list-level-properties text:space-before="1.28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6in"/>
      </text:list-level-style-number>
      <text:list-level-style-number text:level="3" style:num-format="" style:num-list-format-name="">
        <style:list-level-properties text:space-before="0.32in"/>
      </text:list-level-style-number>
      <text:list-level-style-number text:level="4" style:num-format="" style:num-list-format-name="">
        <style:list-level-properties text:space-before="0.48in"/>
      </text:list-level-style-number>
      <text:list-level-style-number text:level="5" style:num-format="" style:num-list-format-name="">
        <style:list-level-properties text:space-before="0.64in"/>
      </text:list-level-style-number>
      <text:list-level-style-number text:level="6" style:num-format="" style:num-list-format-name="">
        <style:list-level-properties text:space-before="0.8in"/>
      </text:list-level-style-number>
      <text:list-level-style-number text:level="7" style:num-format="" style:num-list-format-name="">
        <style:list-level-properties text:space-before="0.96in"/>
      </text:list-level-style-number>
      <text:list-level-style-number text:level="8" style:num-format="" style:num-list-format-name="">
        <style:list-level-properties text:space-before="1.12in"/>
      </text:list-level-style-number>
      <text:list-level-style-number text:level="9" style:num-format="" style:num-list-format-name="">
        <style:list-level-properties text:space-before="1.28in"/>
      </text:list-level-style-number>
    </text:list-style>
    <text:list-style style:name="a10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6in"/>
      </text:list-level-style-number>
      <text:list-level-style-number text:level="3" style:num-format="" style:num-list-format-name="">
        <style:list-level-properties text:space-before="0.32in"/>
      </text:list-level-style-number>
      <text:list-level-style-number text:level="4" style:num-format="" style:num-list-format-name="">
        <style:list-level-properties text:space-before="0.48in"/>
      </text:list-level-style-number>
      <text:list-level-style-number text:level="5" style:num-format="" style:num-list-format-name="">
        <style:list-level-properties text:space-before="0.64in"/>
      </text:list-level-style-number>
      <text:list-level-style-number text:level="6" style:num-format="" style:num-list-format-name="">
        <style:list-level-properties text:space-before="0.8in"/>
      </text:list-level-style-number>
      <text:list-level-style-number text:level="7" style:num-format="" style:num-list-format-name="">
        <style:list-level-properties text:space-before="0.96in"/>
      </text:list-level-style-number>
      <text:list-level-style-number text:level="8" style:num-format="" style:num-list-format-name="">
        <style:list-level-properties text:space-before="1.12in"/>
      </text:list-level-style-number>
      <text:list-level-style-number text:level="9" style:num-format="" style:num-list-format-name="">
        <style:list-level-properties text:space-before="1.28in"/>
      </text:list-level-style-number>
    </text:list-style>
    <text:list-style style:name="a140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16in"/>
      </text:list-level-style-number>
      <text:list-level-style-number text:level="3" style:num-format="" style:num-list-format-name="">
        <style:list-level-properties text:space-before="0.32in"/>
      </text:list-level-style-number>
      <text:list-level-style-number text:level="4" style:num-format="" style:num-list-format-name="">
        <style:list-level-properties text:space-before="0.48in"/>
      </text:list-level-style-number>
      <text:list-level-style-number text:level="5" style:num-format="" style:num-list-format-name="">
        <style:list-level-properties text:space-before="0.64in"/>
      </text:list-level-style-number>
      <text:list-level-style-number text:level="6" style:num-format="" style:num-list-format-name="">
        <style:list-level-properties text:space-before="0.8in"/>
      </text:list-level-style-number>
      <text:list-level-style-number text:level="7" style:num-format="" style:num-list-format-name="">
        <style:list-level-properties text:space-before="0.96in"/>
      </text:list-level-style-number>
      <text:list-level-style-number text:level="8" style:num-format="" style:num-list-format-name="">
        <style:list-level-properties text:space-before="1.12in"/>
      </text:list-level-style-number>
      <text:list-level-style-number text:level="9" style:num-format="" style:num-list-format-name="">
        <style:list-level-properties text:space-before="1.28in"/>
      </text:list-level-style-number>
    </text:list-style>
    <text:list-style style:name="a120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6in" text:min-label-width="0.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8in" text:min-label-width="0.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4in" text:min-label-width="0.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.8in" text:min-label-width="0.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96in" text:min-label-width="0.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12in" text:min-label-width="0.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28in" text:min-label-width="0.0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Title Placeholder 1" svg:x="0.21998in" svg:y="0.17035in" svg:width="2.7597in" svg:height="0.6184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Text Placeholder 2" svg:x="0.21998in" svg:y="0.85176in" svg:width="2.7597in" svg:height="2.0301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21998in" svg:y="2.9656in" svg:width="0.71992in" svg:height="0.17035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1.05989in" svg:y="2.9656in" svg:width="1.07988in" svg:height="0.1703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2.25976in" svg:y="2.9656in" svg:width="0.71992in" svg:height="0.17035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itle 1" svg:x="0.23997in" svg:y="0.52365in" svg:width="2.71971in" svg:height="1.11395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itle 2" svg:x="0.39996in" svg:y="1.68056in" svg:width="2.39974in" svg:height="0.77251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7" draw:name="Date Placeholder 3" svg:x="0.21998in" svg:y="2.9656in" svg:width="0.71992in" svg:height="0.17035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1.05989in" svg:y="2.9656in" svg:width="1.07988in" svg:height="0.17035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2.25976in" svg:y="2.9656in" svg:width="0.71992in" svg:height="0.17035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e-Conteúdo" style:page-layout-name="pageLayout1" draw:style-name="a55">
      <draw:frame draw:id="id10" presentation:style-name="a59" draw:name="Title 1" svg:x="0.21998in" svg:y="0.17035in" svg:width="2.7597in" svg:height="0.61845in" presentation:class="title" presentation:placeholder="false">
        <draw:text-box>
          <text:p text:style-name="a58" text:class-names="" text:cond-style-name=""><text:span text:style-name="a56" text:class-names="">Clique para editar o título Mestre</text:span><text:span text:style-name="a57" text:class-names=""/></text:p>
        </draw:text-box>
        <svg:title/>
        <svg:desc/>
      </draw:frame>
      <draw:frame draw:id="id11" presentation:style-name="a76" draw:name="Content Placeholder 2" svg:x="0.21998in" svg:y="0.85176in" svg:width="2.7597in" svg:height="2.0301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s estilos de texto Mestr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21998in" svg:y="2.9656in" svg:width="0.71992in" svg:height="0.17035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1.05989in" svg:y="2.9656in" svg:width="1.07988in" svg:height="0.1703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2.25976in" svg:y="2.9656in" svg:width="0.71992in" svg:height="0.17035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itle 1" svg:x="0.21831in" svg:y="0.79769in" svg:width="2.7597in" svg:height="1.33097in" presentation:class="title" presentation:placeholder="false">
        <draw:text-box>
          <text:p text:style-name="a92" text:class-names="" text:cond-style-name=""><text:span text:style-name="a90" text:class-names="">Clique para editar o título Mestre</text:span><text:span text:style-name="a91" text:class-names=""/></text:p>
        </draw:text-box>
        <svg:title/>
        <svg:desc/>
      </draw:frame>
      <draw:frame draw:id="id16" presentation:style-name="a97" draw:name="Text Placeholder 2" svg:x="0.21831in" svg:y="2.14125in" svg:width="2.7597in" svg:height="0.6999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s estilos de texto Mestres</text:span></text:p>
            </text:list-item>
          </text:list>
        </draw:text-box>
        <svg:title/>
        <svg:desc/>
      </draw:frame>
      <draw:frame draw:id="id17" presentation:style-name="a102" draw:name="Date Placeholder 3" svg:x="0.21998in" svg:y="2.9656in" svg:width="0.71992in" svg:height="0.17035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1.05989in" svg:y="2.9656in" svg:width="1.07988in" svg:height="0.17035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2.25976in" svg:y="2.9656in" svg:width="0.71992in" svg:height="0.17035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itle 1" svg:x="0.21998in" svg:y="0.17035in" svg:width="2.7597in" svg:height="0.61845in" presentation:class="title" presentation:placeholder="false">
        <draw:text-box>
          <text:p text:style-name="a113" text:class-names="" text:cond-style-name=""><text:span text:style-name="a111" text:class-names="">Clique para editar o título Mestre</text:span><text:span text:style-name="a112" text:class-names=""/></text:p>
        </draw:text-box>
        <svg:title/>
        <svg:desc/>
      </draw:frame>
      <draw:frame draw:id="id21" presentation:style-name="a131" draw:name="Content Placeholder 2" svg:x="0.21998in" svg:y="0.85176in" svg:width="1.35985in" svg:height="2.0301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e texto Mestr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1.61983in" svg:y="0.85176in" svg:width="1.35985in" svg:height="2.0301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e texto Mestr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21998in" svg:y="2.9656in" svg:width="0.71992in" svg:height="0.17035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1.05989in" svg:y="2.9656in" svg:width="1.07988in" svg:height="0.17035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2.25976in" svg:y="2.9656in" svg:width="0.71992in" svg:height="0.17035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itle 1" svg:x="0.22039in" svg:y="0.17035in" svg:width="2.7597in" svg:height="0.61845in" presentation:class="title" presentation:placeholder="false">
        <draw:text-box>
          <text:p text:style-name="a164" text:class-names="" text:cond-style-name=""><text:span text:style-name="a162" text:class-names="">Clique para editar o título Mestre</text:span><text:span text:style-name="a163" text:class-names=""/></text:p>
        </draw:text-box>
        <svg:title/>
        <svg:desc/>
      </draw:frame>
      <draw:frame draw:id="id27" presentation:style-name="a169" draw:name="Text Placeholder 2" svg:x="0.22039in" svg:y="0.78436in" svg:width="1.3536in" svg:height="0.384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s estilos de texto Mestres</text:span></text:p>
            </text:list-item>
          </text:list>
        </draw:text-box>
        <svg:title/>
        <svg:desc/>
      </draw:frame>
      <draw:frame draw:id="id28" presentation:style-name="a186" draw:name="Content Placeholder 3" svg:x="0.22039in" svg:y="1.16876in" svg:width="1.3536in" svg:height="1.71907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s estilos de texto Mestr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1.61983in" svg:y="0.78436in" svg:width="1.36027in" svg:height="0.384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207" draw:name="Content Placeholder 5" svg:x="1.61983in" svg:y="1.16876in" svg:width="1.36027in" svg:height="1.71907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s estilos de texto Mestr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21998in" svg:y="2.9656in" svg:width="0.71992in" svg:height="0.17035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1.05989in" svg:y="2.9656in" svg:width="1.07988in" svg:height="0.17035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2.25976in" svg:y="2.9656in" svg:width="0.71992in" svg:height="0.17035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itle 1" svg:x="0.21998in" svg:y="0.17035in" svg:width="2.7597in" svg:height="0.61845in" presentation:class="title" presentation:placeholder="false">
        <draw:text-box>
          <text:p text:style-name="a223" text:class-names="" text:cond-style-name=""><text:span text:style-name="a221" text:class-names="">Clique para editar o título Mestre</text:span><text:span text:style-name="a222" text:class-names=""/></text:p>
        </draw:text-box>
        <svg:title/>
        <svg:desc/>
      </draw:frame>
      <draw:frame draw:id="id35" presentation:style-name="a229" draw:name="Date Placeholder 2" svg:x="0.21998in" svg:y="2.9656in" svg:width="0.71992in" svg:height="0.17035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1.05989in" svg:y="2.9656in" svg:width="1.07988in" svg:height="0.17035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2.25976in" svg:y="2.9656in" svg:width="0.71992in" svg:height="0.17035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Date Placeholder 1" svg:x="0.21998in" svg:y="2.9656in" svg:width="0.71992in" svg:height="0.17035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1.05989in" svg:y="2.9656in" svg:width="1.07988in" svg:height="0.17035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2.25976in" svg:y="2.9656in" svg:width="0.71992in" svg:height="0.17035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itle 1" svg:x="0.22039in" svg:y="0.21331in" svg:width="1.03197in" svg:height="0.74659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2" presentation:style-name="a271" draw:name="Content Placeholder 2" svg:x="1.36027in" svg:y="0.46069in" svg:width="1.61983in" svg:height="2.27383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 de texto Mestr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22039in" svg:y="0.9599in" svg:width="1.03197in" svg:height="1.77833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 de texto Mestres</text:span></text:p>
            </text:list-item>
          </text:list>
        </draw:text-box>
        <svg:title/>
        <svg:desc/>
      </draw:frame>
      <draw:frame draw:id="id44" presentation:style-name="a280" draw:name="Date Placeholder 4" svg:x="0.21998in" svg:y="2.9656in" svg:width="0.71992in" svg:height="0.17035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1.05989in" svg:y="2.9656in" svg:width="1.07988in" svg:height="0.17035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2.25976in" svg:y="2.9656in" svg:width="0.71992in" svg:height="0.17035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itle 1" svg:x="0.22039in" svg:y="0.21331in" svg:width="1.03197in" svg:height="0.74659in" presentation:class="title" presentation:placeholder="false">
        <draw:text-box>
          <text:p text:style-name="a291" text:class-names="" text:cond-style-name=""><text:span text:style-name="a289" text:class-names="">Clique para editar o título Mestre</text:span><text:span text:style-name="a290" text:class-names=""/></text:p>
        </draw:text-box>
        <svg:title/>
        <svg:desc/>
      </draw:frame>
      <draw:frame draw:id="id48" presentation:style-name="a296" draw:name="Picture Placeholder 2" svg:x="1.36027in" svg:y="0.46069in" svg:width="1.61983in" svg:height="2.27383in" presentation:class="graphic" presentation:placeholder="false">
        <draw:text-box>
          <text:p text:style-name="a295" text:class-names="" text:cond-style-name=""><text:span text:style-name="a293" text:class-names="">Clique no ícone para adicionar uma imagem</text:span><text:span text:style-name="a294" text:class-names=""/></text:p>
        </draw:text-box>
        <svg:title/>
        <svg:desc/>
      </draw:frame>
      <draw:frame draw:id="id49" presentation:style-name="a300" draw:name="Text Placeholder 3" svg:x="0.22039in" svg:y="0.9599in" svg:width="1.03197in" svg:height="1.77833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05" draw:name="Date Placeholder 4" svg:x="0.21998in" svg:y="2.9656in" svg:width="0.71992in" svg:height="0.17035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1.05989in" svg:y="2.9656in" svg:width="1.07988in" svg:height="0.17035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2.25976in" svg:y="2.9656in" svg:width="0.71992in" svg:height="0.17035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3">
      <draw:frame draw:id="id53" presentation:style-name="a317" draw:name="Title 1" svg:x="0.21998in" svg:y="0.17035in" svg:width="2.7597in" svg:height="0.61845in" presentation:class="title" presentation:placeholder="false">
        <draw:text-box>
          <text:p text:style-name="a316" text:class-names="" text:cond-style-name=""><text:span text:style-name="a314" text:class-names="">Clique para editar o título Mestre</text:span><text:span text:style-name="a315" text:class-names=""/></text:p>
        </draw:text-box>
        <svg:title/>
        <svg:desc/>
      </draw:frame>
      <draw:frame draw:id="id54" presentation:style-name="a334" draw:name="Vertical Text Placeholder 2" svg:x="0.21998in" svg:y="0.85176in" svg:width="2.7597in" svg:height="2.03015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que para editar os estilos de texto Mestr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gundo ní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Quinto ní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21998in" svg:y="2.9656in" svg:width="0.71992in" svg:height="0.17035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1.05989in" svg:y="2.9656in" svg:width="1.07988in" svg:height="0.17035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2.25976in" svg:y="2.9656in" svg:width="0.71992in" svg:height="0.17035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Texto-e-Título-Vertical" style:page-layout-name="pageLayout1" draw:style-name="a347">
      <draw:frame draw:id="id58" presentation:style-name="a351" draw:name="Vertical Title 1" svg:x="2.28975in" svg:y="0.17035in" svg:width="0.68993in" svg:height="2.71156in" presentation:class="title" presentation:placeholder="false">
        <draw:text-box>
          <text:p text:style-name="a350" text:class-names="" text:cond-style-name=""><text:span text:style-name="a348" text:class-names="">Clique para editar o título Mestre</text:span><text:span text:style-name="a349" text:class-names=""/></text:p>
        </draw:text-box>
        <svg:title/>
        <svg:desc/>
      </draw:frame>
      <draw:frame draw:id="id59" presentation:style-name="a368" draw:name="Vertical Text Placeholder 2" svg:x="0.21998in" svg:y="0.17035in" svg:width="2.02978in" svg:height="2.71156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 para editar os estilos de texto Mestr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gundo ní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ní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21998in" svg:y="2.9656in" svg:width="0.71992in" svg:height="0.17035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1.05989in" svg:y="2.9656in" svg:width="1.07988in" svg:height="0.17035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2.25976in" svg:y="2.9656in" svg:width="0.71992in" svg:height="0.17035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Leonan Vasconcelos</meta:initial-creator>
    <dc:creator>Leonan Vasconcelos</dc:creator>
    <meta:creation-date>2024-10-24T08:35:20Z</meta:creation-date>
    <dc:date>2024-10-24T09:38:59Z</dc:date>
    <meta:template xlink:href="Office%20Theme" xlink:type="simple"/>
    <meta:editing-cycles>1</meta:editing-cycles>
    <meta:editing-duration>PT3818S</meta:editing-duration>
    <meta:document-statistic meta:paragraph-count="12" meta:word-count="12"/>
  </office:meta>
</office:document-meta>
</file>